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/>
    </style:style>
    <style:style style:name="P2" style:family="paragraph" style:parent-style-name="Standard">
      <style:paragraph-properties fo:margin-top="0cm" fo:margin-bottom="0.3cm" style:contextual-spacing="false"/>
      <style:text-properties fo:font-weight="bold" officeooo:rsid="0013c544" officeooo:paragraph-rsid="0013c544" style:font-weight-asian="bold" style:font-weight-complex="bold"/>
    </style:style>
    <style:style style:name="P3" style:family="paragraph" style:parent-style-name="Standard">
      <style:paragraph-properties fo:margin-top="0cm" fo:margin-bottom="0.3cm" style:contextual-spacing="false"/>
      <style:text-properties officeooo:rsid="0013c544" officeooo:paragraph-rsid="0013c544"/>
    </style:style>
    <style:style style:name="P4" style:family="paragraph" style:parent-style-name="Standard">
      <style:paragraph-properties fo:margin-top="0cm" fo:margin-bottom="0.3cm" style:contextual-spacing="false"/>
      <style:text-properties officeooo:rsid="00144a69" officeooo:paragraph-rsid="00144a69"/>
    </style:style>
    <style:style style:name="P5" style:family="paragraph" style:parent-style-name="Standard">
      <style:paragraph-properties fo:margin-top="0cm" fo:margin-bottom="0.3cm" style:contextual-spacing="false"/>
      <style:text-properties officeooo:rsid="001619a0" officeooo:paragraph-rsid="001619a0"/>
    </style:style>
    <style:style style:name="P6" style:family="paragraph" style:parent-style-name="Standard">
      <style:paragraph-properties fo:margin-top="0cm" fo:margin-bottom="0.3cm" style:contextual-spacing="false"/>
      <style:text-properties officeooo:rsid="00162ca6" officeooo:paragraph-rsid="00162ca6"/>
    </style:style>
    <style:style style:name="P7" style:family="paragraph" style:parent-style-name="Standard">
      <style:paragraph-properties fo:margin-top="0cm" fo:margin-bottom="0.3cm" style:contextual-spacing="false"/>
      <style:text-properties officeooo:rsid="0018d20b" officeooo:paragraph-rsid="0018d20b"/>
    </style:style>
    <style:style style:name="P8" style:family="paragraph" style:parent-style-name="Standard">
      <style:paragraph-properties fo:margin-top="0cm" fo:margin-bottom="0.3cm" style:contextual-spacing="false"/>
      <style:text-properties fo:font-weight="bold" officeooo:rsid="0017faea" officeooo:paragraph-rsid="0017faea" style:font-weight-asian="bold" style:font-weight-complex="bold"/>
    </style:style>
    <style:style style:name="P9" style:family="paragraph" style:parent-style-name="Standard">
      <style:paragraph-properties fo:margin-top="0cm" fo:margin-bottom="0.3cm" style:contextual-spacing="false"/>
      <style:text-properties style:text-underline-style="solid" style:text-underline-width="auto" style:text-underline-color="font-color" officeooo:rsid="00144a69" officeooo:paragraph-rsid="00144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TRODUCCIÓN Y FUNDAMENTOS DE ED</text:p>
      <text:p text:style-name="P2">COLAS:</text:p>
      <text:p text:style-name="P3">Tipo de dato abstracto que sigue el FIFO (FIRST IN FIRST OUT)</text:p>
      <text:p text:style-name="P3">En las colas hay dos punteros específicos: rear y front. </text:p>
      <text:p text:style-name="P3">¿Cómo podemos aplicarlo en arreglos o listas?</text:p>
      <text:p text:style-name="P2">DIFERENCIA ENTRE COLA Y PILA:</text:p>
      <text:p text:style-name="P3">radica en la dirección de acceso a los datos</text:p>
      <text:p text:style-name="P4">Importante ppara el proceso donde el orden cronológico es importante. </text:p>
      <text:p text:style-name="P4"/>
      <text:p text:style-name="P4">COLAS EN MEMORIA ESTÁTICA:</text:p>
      <text:p text:style-name="P4">Se implementa mediante un arreglo de tamaño fijo.</text:p>
      <text:p text:style-name="P4">Se definen:</text:p>
      <text:p text:style-name="P4">*Front: Indica la posición del primer elemento en la cola.</text:p>
      <text:p text:style-name="P4">*Rear: Indica la posición donde se insertará el próximo elemento.</text:p>
      <text:p text:style-name="P4">Al insertar un elemento, se incrementa el puntero rear.</text:p>
      <text:p text:style-name="P4">Al eliminar un elemento, se incrementa el puntero front</text:p>
      <text:p text:style-name="P4"/>
      <text:p text:style-name="P4">Una vez lleno no se puede crecer dinámicamente.</text:p>
      <text:p text:style-name="P5">COLAS EN MEMORIA DINÁMICA</text:p>
      <text:p text:style-name="P5">Representación dinámica la cola se implementa mediante listas enlazadas. Cada nodo contiene:</text:p>
      <text:p text:style-name="P5">El dato a almacenar. </text:p>
      <text:p text:style-name="P5">Un puntero al siguiente nodo.</text:p>
      <text:p text:style-name="P5">Permite crear colas de tamaño variable, adaptándose al uso real de memeoria en tiempo de ejecución</text:p>
      <text:p text:style-name="P5">Utiliza nodos enlazados permieitnedo que la cola crezca o se reduzca durante la ejecución del programa.</text:p>
      <text:p text:style-name="P5"/>
      <text:p text:style-name="P6">TIPOS DE COLAS:</text:p>
      <text:p text:style-name="P6">-Simple.</text:p>
      <text:p text:style-name="P6">-Circular.</text:p>
      <text:p text:style-name="P6">-Doble o deque.</text:p>
      <text:p text:style-name="P6">-Prioridad.</text:p>
      <text:p text:style-name="P6"><text:soft-page-break/></text:p>
      <text:p text:style-name="P7">COLA DE PRIORIDAD:</text:p>
      <text:p text:style-name="P7"><text:s/>Rompe la lógica FIFOO ta que los organiza por nivel de prioridad. </text:p>
      <text:p text:style-name="P7"/>
      <text:p text:style-name="P4"/>
      <text:p text:style-name="P4"/>
      <text:p text:style-name="P8">FUERA DE CLASE PERO A TENER EN CUENTA</text:p>
      <text:p text:style-name="P4">No es que todos los equipos de manera local se conectan a un único servidor, por lo bajo hay como 2 o 3 servidores TIER que se encargan de ayudar.</text:p>
      <text:p text:style-name="P4"/>
      <text:p text:style-name="P9"/>
      <text:p text:style-name="P7">Somos eficientes cuando el tiempo de respuesta es mejor.</text:p>
      <text:p text:style-name="P4"/>
      <text:p text:style-name="P4"/>
      <text:p text:style-name="P4"/>
      <text:p text:style-name="P3"/>
      <text:p text:style-name="P4">EFICIENTE, PRECISO, FINITO: Tres principios de programació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09:16:28.550419800</meta:creation-date>
    <dc:date>2025-11-07T09:47:28.526241100</dc:date>
    <meta:editing-duration>PT25M28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33" meta:word-count="254" meta:character-count="1521" meta:non-whitespace-character-count="1295"/>
  </office:meta>
</office:document-meta>
</file>